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Oxford Talks Development Proposal</text:p>
      <text:p text:style-name="Standard"/>
      <text:p text:style-name="Standard">There are several steps needed to launch Oxford Talks as an official University system. These come under to broad categories: setting up the website on NSMS hosting; setting up the event trawling and aggregation system. Both of these are necessary to make Oxford Talks widely used.</text:p>
      <text:p text:style-name="Standard"/>
      <text:p text:style-name="Standard">The proposals here break down these two categories, and give time lines for each step.</text:p>
      <text:p text:style-name="Standard"/>
      <text:h text:style-name="Heading_20_1" text:outline-level="1">NSMS Hosting</text:h>
      <text:p text:style-name="List_20_1_20_Start">Moving existing website sourcecode into SVN/git central repository, so that it is widely accessable and maintainable in future.</text:p>
      <text:p text:style-name="List_20_1">Setting up and configuring Apache, MySQL and other necessary components to have the basic site running.</text:p>
      <text:p text:style-name="List_20_1">Setting up and configuring SSO (Single Sign On with kerberous support), LDAP and email so the site integrates well with other University Systems. This will be done in conjunction with OU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100%" fo:margin-left="5.001cm" fo:margin-right="0cm"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meta:initial-creator>
    <meta:creation-date>2012-07-21T13:29:12</meta:creation-date>
    <dc:date>2012-07-21T18:59:25</dc:date>
    <dc:creator>richard </dc:creator>
    <meta:editing-duration>P0D</meta:editing-duration>
    <meta:editing-cycles>1</meta:editing-cycles>
    <meta:document-statistic meta:table-count="0" meta:image-count="0" meta:object-count="0" meta:page-count="1" meta:paragraph-count="7" meta:word-count="132" meta:character-count="831" meta:non-whitespace-character-count="706"/>
    <meta:generator>LibreOffice/3.5$Linux_x86 LibreOffice_project/350m1$Build-2</meta:generator>
  </office:meta>
</office:document-meta>
</file>